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477cm" svg:height="15.203cm" svg:x="0.575cm" svg:y="0.92cm">
          <draw:text-box>
            <text:p text:style-name="P1">PROGRAM ...</text:p>
            <text:p text:style-name="P1">-------------------------------</text:p>
            <text:p text:style-name="P1">-------------------------------</text:p>
            <text:p text:style-name="P1"><text:s text:c="3"/>PRINT -----------------</text:p>
            <text:p text:style-name="P1"><text:s text:c="3"/>--------------------------</text:p>
            <text:p text:style-name="P1"><text:s text:c="3"/>--------------------------</text:p>
            <text:p text:style-name="P1"><text:s text:c="3"/>--------------------------</text:p>
            <text:p text:style-name="P1">-------------------------------</text:p>
            <text:p text:style-name="P1">-------------------------------</text:p>
            <text:p text:style-name="P1">-------------------------------</text:p>
            <text:p text:style-name="P1"><text:s text:c="3"/>SEND ----------------</text:p>
            <text:p text:style-name="P1"><text:s text:c="3"/>-------------------------</text:p>
            <text:p text:style-name="P1"><text:s text:c="3"/>-------------------------</text:p>
            <text:p text:style-name="P1"><text:s text:c="3"/>-------------------------</text:p>
            <text:p text:style-name="P1">-------------------------------</text:p>
            <text:p text:style-name="P1">-------------------------------</text:p>
            <text:p text:style-name="P1">-------------------------------</text:p>
            <text:p text:style-name="P1"><text:s text:c="3"/>ERASE --------------</text:p>
            <text:p text:style-name="P1"><text:s text:c="3"/>-------------------------</text:p>
            <text:p text:style-name="P1"><text:s text:c="3"/>-------------------------</text:p>
            <text:p text:style-name="P1"><text:s text:c="3"/>-------------------------</text:p>
          </draw:text-box>
        </draw:frame>
        <draw:g>
          <draw:frame draw:style-name="gr2" draw:layer="layout" svg:width="1.734cm" svg:height="0.963cm" svg:x="9.777cm" svg:y="6.27cm">
            <draw:text-box>
              <text:p text:style-name="P1">data</text:p>
            </draw:text-box>
          </draw:frame>
          <draw:frame draw:style-name="gr2" draw:layer="layout" svg:width="1.734cm" svg:height="0.963cm" svg:x="12.883cm" svg:y="4.661cm">
            <draw:text-box>
              <text:p text:style-name="P1">data</text:p>
            </draw:text-box>
          </draw:frame>
          <draw:frame draw:style-name="gr2" draw:layer="layout" svg:width="1.734cm" svg:height="0.963cm" svg:x="11.502cm" svg:y="5.293cm">
            <draw:text-box>
              <text:p text:style-name="P1">data</text:p>
            </draw:text-box>
          </draw:frame>
          <draw:frame draw:style-name="gr2" draw:layer="layout" svg:width="1.734cm" svg:height="0.963cm" svg:x="12.25cm" svg:y="7.019cm">
            <draw:text-box>
              <text:p text:style-name="P1">data</text:p>
            </draw:text-box>
          </draw:frame>
          <draw:frame draw:style-name="gr2" draw:layer="layout" svg:width="1.734cm" svg:height="0.963cm" svg:x="12.768cm" svg:y="5.868cm">
            <draw:text-box>
              <text:p text:style-name="P1">data</text:p>
            </draw:text-box>
          </draw:frame>
          <draw:frame draw:style-name="gr2" draw:layer="layout" svg:width="1.734cm" svg:height="0.963cm" svg:x="11.273cm" svg:y="6.328cm">
            <draw:text-box>
              <text:p text:style-name="P1">data</text:p>
            </draw:text-box>
          </draw:frame>
          <draw:frame draw:style-name="gr2" draw:layer="layout" svg:width="1.734cm" svg:height="0.963cm" svg:x="10.697cm" svg:y="8.111cm">
            <draw:text-box>
              <text:p text:style-name="P1">data</text:p>
            </draw:text-box>
          </draw:frame>
          <draw:frame draw:style-name="gr2" draw:layer="layout" svg:width="1.734cm" svg:height="0.963cm" svg:x="14.321cm" svg:y="6.616cm">
            <draw:text-box>
              <text:p text:style-name="P1">data</text:p>
            </draw:text-box>
          </draw:frame>
          <draw:frame draw:style-name="gr2" draw:layer="layout" svg:width="1.734cm" svg:height="0.963cm" svg:x="14.551cm" svg:y="5.523cm">
            <draw:text-box>
              <text:p text:style-name="P1">data</text:p>
            </draw:text-box>
          </draw:frame>
          <draw:frame draw:style-name="gr2" draw:layer="layout" svg:width="1.734cm" svg:height="0.963cm" svg:x="13.285cm" svg:y="8.054cm">
            <draw:text-box>
              <text:p text:style-name="P1">data</text:p>
            </draw:text-box>
          </draw:frame>
          <draw:frame draw:style-name="gr2" draw:layer="layout" svg:width="1.734cm" svg:height="0.963cm" svg:x="12.078cm" svg:y="8.917cm">
            <draw:text-box>
              <text:p text:style-name="P1">data</text:p>
            </draw:text-box>
          </draw:frame>
          <draw:frame draw:style-name="gr2" draw:layer="layout" svg:width="1.734cm" svg:height="0.963cm" svg:x="10.697cm" svg:y="7.191cm">
            <draw:text-box>
              <text:p text:style-name="P1">data</text:p>
            </draw:text-box>
          </draw:frame>
          <draw:frame draw:style-name="gr2" draw:layer="layout" svg:width="1.734cm" svg:height="0.963cm" svg:x="14.666cm" svg:y="7.537cm">
            <draw:text-box>
              <text:p text:style-name="P1">data</text:p>
            </draw:text-box>
          </draw:frame>
        </draw:g>
        <draw:line draw:style-name="gr3" draw:text-style-name="P2" draw:layer="layout" svg:x1="9.087cm" svg:y1="3.681cm" svg:x2="9.087cm" svg:y2="11.446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cm" fo:page-height="16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5T05:45:25</meta:creation-date>
    <dc:date>2009-02-05T05:54:19</dc:date>
    <dc:language>en-US</dc:language>
    <meta:editing-cycles>2</meta:editing-cycles>
    <meta:editing-duration>PT8M5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